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198a8a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svg:stroke-width="0.051cm" draw:marker-start-width="0.381cm" draw:marker-end-width="0.381cm" draw:fill-color="#00808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svg:stroke-width="0cm" draw:marker-start-width="0.305cm" draw:marker-end-width="0.305cm" draw:fill="solid" draw:fill-color="#ffffff" draw:opacity="100%" draw:textarea-horizontal-align="justify" draw:textarea-vertical-align="middle" draw:auto-grow-height="false" fo:padding-top="0.125cm" fo:padding-bottom="0.125cm" fo:padding-left="0.25cm" fo:padding-right="0.25cm" draw:shadow-offset-x="0.305cm" draw:shadow-offset-y="0.305cm" draw:shadow-opacity="100%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0.464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svg:stroke-width="0cm" draw:marker-start-width="0.305cm" draw:marker-end-width="0.305cm" draw:fill="solid" draw:fill-color="#fffff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0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</style:style>
    <style:style style:name="gr12" style:family="graphic" style:parent-style-name="standard">
      <style:graphic-properties svg:stroke-width="0cm" draw:marker-start-width="0.305cm" draw:marker-end-width="0.305cm" draw:fill-color="#008080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stroke="none" draw:fill="none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95cm"/>
    </style:style>
    <style:style style:name="gr15" style:family="graphic" style:parent-style-name="standard">
      <style:graphic-properties draw:stroke="none" svg:stroke-color="#000000" draw:fill="none" draw:fill-color="#ffffff" fo:min-height="0.638cm"/>
    </style:style>
    <style:style style:name="gr16" style:family="graphic" style:parent-style-name="standard">
      <style:graphic-properties draw:stroke="none" draw:fill="none" fo:min-height="0.955cm"/>
    </style:style>
    <style:style style:name="gr1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768cm"/>
    </style:style>
    <style:style style:name="gr20" style:family="graphic" style:parent-style-name="standard">
      <style:graphic-properties draw:stroke="none" draw:fill="none" fo:min-height="0.38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style:text-properties fo:font-size="10pt" fo:font-style="italic" style:font-size-asian="18pt" style:font-style-asian="italic" style:font-size-complex="18pt" style:font-style-complex="italic"/>
    </style:style>
    <style:style style:name="P8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9pt" style:font-size-asian="16pt" style:font-size-complex="16pt"/>
    </style:style>
    <style:style style:name="T5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7.62cm" svg:height="3.81cm" svg:x="4.17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2.54cm" svg:height="1.269cm" svg:x="0.1cm" svg:y="1.905cm">
          <text:p text:style-name="P2"><text:span text:style-name="T1">in µTLB i/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905cm" svg:height="1.27cm" svg:x="0.17cm" svg:y="-0.035cm">
          <draw:text-box>
            <text:p><text:span text:style-name="T1">Virtual address</text:span></text:p>
          </draw:text-box>
        </draw:frame>
        <draw:custom-shape draw:style-name="gr4" draw:text-style-name="P1" xml:id="id1" draw:id="id1" draw:layer="layout" svg:width="2.54cm" svg:height="1.27cm" svg:x="5.445cm" svg:y="3.175cm">
          <text:p text:style-name="P2"><text:span text:style-name="T2">in JTL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2.54cm" svg:height="1.27cm" svg:x="1.91cm" svg:y="8.22cm">
          <text:p text:style-name="P2"><text:span text:style-name="T2">Rights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0.636cm" svg:height="0.635cm" svg:x="1.53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175cm" svg:height="1.039cm" svg:x="-0.188cm" svg:y="14.905cm">
          <draw:text-box>
            <text:p><text:span text:style-name="T2">Physical Memory access</text:span></text:p>
          </draw:text-box>
        </draw:frame>
        <draw:frame draw:style-name="gr7" draw:text-style-name="P4" draw:layer="layout" svg:width="1.904cm" svg:height="0.714cm" svg:x="3.841cm" svg:y="1.905cm">
          <draw:text-box>
            <text:p><text:span text:style-name="T1">[NO]</text:span></text:p>
          </draw:text-box>
        </draw:frame>
        <draw:frame draw:style-name="gr8" draw:text-style-name="P6" draw:layer="layout" svg:width="1.905cm" svg:height="0.635cm" svg:x="2.27cm" svg:y="1.27cm">
          <draw:text-box>
            <text:p><text:span text:style-name="T3">Lookup L1</text:span></text:p>
          </draw:text-box>
        </draw:frame>
        <draw:custom-shape draw:style-name="gr9" draw:text-style-name="P1" xml:id="id2" draw:id="id2" draw:layer="layout" svg:width="3.812cm" svg:height="1.906cm" svg:x="4.173cm" svg:y="5.079cm">
          <text:p text:style-name="P2"><text:span text:style-name="T2">Pages with sizes</text:span></text:p>
          <text:p text:style-name="P2"><text:span text:style-name="T2">corresponding to PMJ</text:span></text:p>
          <text:p text:style-name="P2"><text:span text:style-name="T4">(4 ways set-associativ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3.717cm" svg:height="1.906cm" svg:x="7.985cm" svg:y="5.079cm">
          <text:p text:style-name="P2"><text:span text:style-name="T2">Pages of any size</text:span></text:p>
          <text:p text:style-name="P2"><text:span text:style-name="T4">(fully associativ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2.542cm" svg:height="1.272cm" svg:x="7.983cm" svg:y="3.175cm">
          <text:p text:style-name="P2"><text:span text:style-name="T2">in LTL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6.715cm" svg:y1="4.445cm" svg:x2="6.079cm" svg:y2="5.079cm" draw:start-shape="id1" draw:start-glue-point="2" draw:end-shape="id2" draw:end-glue-point="0" svg:d="M6715 4445v318h-636v316" svg:viewBox="0 0 637 635">
          <text:p/>
        </draw:connector>
        <draw:connector draw:style-name="gr10" draw:text-style-name="P1" draw:layer="layout" svg:x1="9.254cm" svg:y1="4.447cm" svg:x2="9.843cm" svg:y2="5.079cm" draw:start-shape="id3" draw:start-glue-point="2" draw:end-shape="id4" draw:end-glue-point="0" svg:d="M9254 4447v317h589v315" svg:viewBox="0 0 590 633">
          <text:p/>
        </draw:connector>
        <draw:frame draw:style-name="gr8" draw:text-style-name="P6" draw:layer="layout" svg:width="1.905cm" svg:height="0.635cm" svg:x="5.445cm" svg:y="2.005cm">
          <draw:text-box>
            <text:p><text:span text:style-name="T3">Lookup L2</text:span></text:p>
          </draw:text-box>
        </draw:frame>
        <draw:frame draw:style-name="gr11" draw:text-style-name="P7" draw:layer="layout" svg:width="1.907cm" svg:height="0.645cm" svg:x="7.148cm" svg:y="4.445cm">
          <draw:text-box>
            <text:p><text:span text:style-name="T5">seek for</text:span></text:p>
          </draw:text-box>
        </draw:frame>
        <draw:custom-shape draw:style-name="gr12" draw:text-style-name="P1" xml:id="id9" draw:id="id9" draw:layer="layout" svg:width="2.54cm" svg:height="1.271cm" svg:x="11.56cm" svg:y="13.195cm">
          <text:p text:style-name="P2"><text:span text:style-name="T2">TRAP </text:span></text:p>
          <text:p text:style-name="P2"><text:span text:style-name="T2">NO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54cm" svg:height="0.887cm" svg:x="12.46cm" svg:y="8.455cm">
          <draw:text-box>
            <text:p text:style-name="P2"><text:span text:style-name="T3">No matching</text:span></text:p>
            <text:p text:style-name="P2"><text:span text:style-name="T3">No mapping</text:span></text:p>
          </draw:text-box>
        </draw:frame>
        <draw:frame draw:style-name="gr14" draw:text-style-name="P5" draw:layer="layout" svg:width="1.272cm" svg:height="0.645cm" svg:x="12.793cm" svg:y="6.035cm">
          <draw:text-box>
            <text:p><text:span text:style-name="T2">[NO]</text:span></text:p>
          </draw:text-box>
        </draw:frame>
        <draw:frame draw:style-name="gr14" draw:text-style-name="P5" draw:layer="layout" svg:width="1.905cm" svg:height="0.645cm" svg:x="7.885cm" svg:y="7.285cm">
          <draw:text-box>
            <text:p><text:span text:style-name="T2">[YES]</text:span></text:p>
          </draw:text-box>
        </draw:frame>
        <draw:frame draw:style-name="gr15" draw:text-style-name="P4" draw:layer="layout" svg:width="1.904cm" svg:height="0.888cm" svg:x="1.201cm" svg:y="4.275cm">
          <draw:text-box>
            <text:p><text:span text:style-name="T1">[YES]</text:span></text:p>
          </draw:text-box>
        </draw:frame>
        <draw:custom-shape draw:style-name="gr12" draw:text-style-name="P1" xml:id="id7" draw:id="id7" draw:layer="layout" svg:width="1.903cm" svg:height="1.271cm" svg:x="9.464cm" svg:y="13.248cm">
          <text:p text:style-name="P2"><text:span text:style-name="T2">TRAP </text:span></text:p>
          <text:p text:style-name="P2"><text:span text:style-name="T2">PRO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2" draw:id="id12" draw:layer="layout" svg:width="3.175cm" svg:height="1.271cm" svg:x="2.705cm" svg:y="13.229cm">
          <text:p text:style-name="P2"><text:span text:style-name="T2">TRAP </text:span></text:p>
          <text:p text:style-name="P2"><text:span text:style-name="T2">WRITETOCL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54cm" svg:height="0.887cm" svg:x="7.05cm" svg:y="8.403cm">
          <draw:text-box>
            <text:p text:style-name="P2"><text:span text:style-name="T3">Not enough rights</text:span></text:p>
          </draw:text-box>
        </draw:frame>
        <draw:frame draw:style-name="gr16" draw:text-style-name="P8" draw:layer="layout" svg:width="3.451cm" svg:height="1.205cm" svg:x="5.229cm" svg:y="10.477cm">
          <draw:text-box>
            <text:p text:style-name="P2"><text:span text:style-name="T3">Atomic access to a non <text:s/>atomic-modified area (ES)</text:span></text:p>
          </draw:text-box>
        </draw:frame>
        <draw:custom-shape draw:style-name="gr5" draw:text-style-name="P9" xml:id="id14" draw:id="id14" draw:layer="layout" svg:width="0.635cm" svg:height="0.635cm" svg:x="1.835cm" svg:y="0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3.175cm" svg:height="1.271cm" svg:x="6.115cm" svg:y="13.23cm">
          <text:p text:style-name="P2"><text:span text:style-name="T2">TRAP </text:span></text:p>
          <text:p text:style-name="P2"><text:span text:style-name="T2">ATOMICTOCL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line-skew="-0.253cm" svg:x1="7.985cm" svg:y1="6.985cm" svg:x2="3.18cm" svg:y2="8.22cm" draw:start-shape="id5" draw:start-glue-point="2" draw:end-shape="id6" svg:d="M7985 6985v365h-4805v870" svg:viewBox="0 0 4806 1236">
          <text:p/>
        </draw:connector>
        <draw:connector draw:style-name="gr18" draw:text-style-name="P2" draw:layer="layout" svg:x1="4.45cm" svg:y1="8.855cm" svg:x2="10.415cm" svg:y2="13.248cm" draw:start-shape="id6" draw:start-glue-point="1" draw:end-shape="id7" draw:end-glue-point="0" svg:d="M4450 8855h5965v4393" svg:viewBox="0 0 5966 4394">
          <text:p/>
        </draw:connector>
        <draw:connector draw:style-name="gr18" draw:text-style-name="P2" draw:layer="layout" svg:x1="1.37cm" svg:y1="3.174cm" svg:x2="3.18cm" svg:y2="8.22cm" draw:start-shape="id8" draw:end-shape="id6" svg:d="M1370 3174v2523h1810v2523" svg:viewBox="0 0 1811 5047">
          <text:p/>
        </draw:connector>
        <draw:connector draw:style-name="gr18" draw:text-style-name="P2" draw:layer="layout" svg:x1="11.795cm" svg:y1="5.08cm" svg:x2="12.83cm" svg:y2="13.195cm" draw:start-shape="id5" draw:start-glue-point="1" draw:end-shape="id9" svg:d="M11795 5080h1035v8115" svg:viewBox="0 0 1036 8116">
          <text:p/>
        </draw:connector>
        <draw:connector draw:style-name="gr18" draw:text-style-name="P2" draw:layer="layout" svg:x1="2.64cm" svg:y1="2.539cm" svg:x2="7.985cm" svg:y2="3.175cm" draw:start-shape="id8" draw:end-shape="id5" draw:end-glue-point="0" svg:d="M2640 2539h5345v636" svg:viewBox="0 0 5346 637">
          <text:p/>
        </draw:connector>
        <draw:frame draw:style-name="gr19" draw:text-style-name="P8" draw:layer="layout" svg:width="3.451cm" svg:height="1.018cm" svg:x="2.869cm" svg:y="11.725cm">
          <draw:text-box>
            <text:p text:style-name="P2"><text:span text:style-name="T3">Write access to a non <text:s/>modified area (ES)</text:span></text:p>
          </draw:text-box>
        </draw:frame>
        <draw:custom-shape draw:style-name="gr2" draw:text-style-name="P1" xml:id="id10" draw:id="id10" draw:layer="layout" svg:width="2.54cm" svg:height="1.27cm" svg:x="0.6cm" svg:y="10.99cm">
          <text:p text:style-name="P2"><text:span text:style-name="T2">Clean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3.18cm" svg:y1="9.49cm" svg:x2="1.87cm" svg:y2="10.99cm" draw:start-shape="id6" draw:start-glue-point="2" draw:end-shape="id10" draw:end-glue-point="0" svg:d="M3180 9490v751h-1310v749" svg:viewBox="0 0 1311 1501">
          <text:p/>
        </draw:connector>
        <draw:connector draw:style-name="gr18" draw:text-style-name="P2" draw:layer="layout" draw:line-skew="-0.378cm" svg:x1="1.87cm" svg:y1="12.26cm" svg:x2="1.852cm" svg:y2="14.8cm" draw:start-shape="id10" draw:start-glue-point="2" draw:end-shape="id11" draw:end-glue-point="4" svg:d="M1870 12260v905h-18v1635" svg:viewBox="0 0 19 2541">
          <text:p/>
        </draw:connector>
        <draw:connector draw:style-name="gr18" draw:text-style-name="P2" draw:layer="layout" svg:x1="3.14cm" svg:y1="11.625cm" svg:x2="4.292cm" svg:y2="13.229cm" draw:start-shape="id10" draw:start-glue-point="1" draw:end-shape="id12" draw:end-glue-point="0" svg:d="M3140 11625h1152v1604" svg:viewBox="0 0 1153 1605">
          <text:p/>
        </draw:connector>
        <draw:connector draw:style-name="gr18" draw:text-style-name="P2" draw:layer="layout" svg:x1="3.14cm" svg:y1="11.625cm" svg:x2="7.702cm" svg:y2="13.23cm" draw:start-shape="id10" draw:start-glue-point="1" draw:end-shape="id13" draw:end-glue-point="0" svg:d="M3140 11625h4562v1605" svg:viewBox="0 0 4563 1606">
          <text:p/>
        </draw:connector>
        <draw:frame draw:style-name="gr15" draw:text-style-name="P4" draw:layer="layout" svg:width="1.904cm" svg:height="0.888cm" svg:x="0.8cm" svg:y="12.477cm">
          <draw:text-box>
            <text:p><text:span text:style-name="T1">OK</text:span></text:p>
          </draw:text-box>
        </draw:frame>
        <draw:frame draw:style-name="gr20" draw:text-style-name="P8" draw:layer="layout" svg:width="2.54cm" svg:height="0.637cm" svg:x="2.705cm" svg:y="9.838cm">
          <draw:text-box>
            <text:p text:style-name="P2"><text:span text:style-name="T3">Rights OK</text:span></text:p>
          </draw:text-box>
        </draw:frame>
        <draw:connector draw:style-name="gr18" draw:text-style-name="P2" draw:layer="layout" draw:line-skew="-0.324cm" svg:x1="2.153cm" svg:y1="0.77cm" svg:x2="1.37cm" svg:y2="1.905cm" draw:start-shape="id14" draw:start-glue-point="8" draw:end-shape="id8" draw:end-glue-point="0" svg:d="M2153 770v230h-783v905" svg:viewBox="0 0 784 1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86cm" fo:page-height="1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01T17:33:00</meta:creation-date>
    <dc:date>2017-06-06T18:19:01.472192652</dc:date>
    <meta:editing-duration>P7DT20H17M23S</meta:editing-duration>
    <meta:editing-cycles>35</meta:editing-cycles>
    <meta:generator>LibreOffice/4.3.7.2$Linux_X86_64 LibreOffice_project/430$Build-2</meta:generator>
    <meta:document-statistic meta:object-count="41"/>
  </office:meta>
</office:document-meta>
</file>